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Wingdings" svg:font-family="Wingdings" style:font-pitch="variable" style:font-charset="x-symbol"/>
    <style:font-face style:name="AR PL UKai CN" svg:font-family="'AR PL UKai CN'" style:font-pitch="variable"/>
    <style:font-face style:name="AR PL UMing CN" svg:font-family="'AR PL UMing CN'" style:font-pitch="variable"/>
    <style:font-face style:name="宋体" svg:font-family="宋体, SimSun" style:font-pitch="variable"/>
    <style:font-face style:name="文鼎ＰＬ简中楷" svg:font-family="文鼎ＰＬ简中楷" style:font-pitch="variable"/>
    <style:font-face style:name="AR PL UMing HK" svg:font-family="'AR PL UMing HK'" style:font-family-generic="roman" style:font-pitch="variable"/>
    <style:font-face style:name="AR PL UMing HK1" svg:font-family="'AR PL UMing HK'" style:font-family-generic="swiss" style:font-pitch="variable"/>
    <style:font-face style:name="AR PL UMing HK2" svg:font-family="'AR PL UMing HK'" style:font-family-generic="system" style:font-pitch="variable"/>
  </office:font-face-decls>
  <office:automatic-styles>
    <style:style style:name="P1" style:family="paragraph" style:parent-style-name="Standard">
      <style:text-properties style:font-name="AR PL UKai CN" fo:font-size="14pt" style:font-name-asian="AR PL UKai CN" style:font-size-asian="14pt" style:font-size-complex="14pt"/>
    </style:style>
    <style:style style:name="P2" style:family="paragraph" style:parent-style-name="Standard">
      <style:paragraph-properties fo:text-align="start" style:justify-single-word="false" style:snap-to-layout-grid="false"/>
      <style:text-properties style:font-name="AR PL UKai CN" fo:font-size="14pt" style:font-name-asian="AR PL UKai CN" style:font-size-asian="14pt" style:font-size-complex="14pt"/>
    </style:style>
    <style:style style:name="P3" style:family="paragraph" style:parent-style-name="Standard">
      <style:text-properties style:font-name="AR PL UKai CN" fo:font-size="14pt" style:letter-kerning="true" style:font-name-asian="AR PL UKai CN" style:font-size-asian="14pt" style:font-name-complex="宋体" style:font-size-complex="14pt"/>
    </style:style>
    <style:style style:name="P4" style:family="paragraph" style:parent-style-name="Standard">
      <style:paragraph-properties fo:text-align="start" style:justify-single-word="false" fo:orphans="2" fo:widows="2"/>
      <style:text-properties style:font-name="AR PL UKai CN" fo:font-size="14pt" style:letter-kerning="true" style:font-name-asian="AR PL UKai CN" style:font-size-asian="14pt" style:font-name-complex="宋体" style:font-size-complex="14pt"/>
    </style:style>
    <style:style style:name="P5" style:family="paragraph" style:parent-style-name="Standard">
      <style:text-properties style:font-name="AR PL UKai CN" fo:font-size="16pt" fo:font-weight="bold" style:font-name-asian="AR PL UKai CN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 PL UKai CN" fo:font-size="16pt" fo:font-weight="bold" style:font-name-asian="AR PL UKai CN" style:font-size-asian="16pt" style:font-weight-asian="bold" style:font-size-complex="16pt" style:font-weight-complex="bold"/>
    </style:style>
    <style:style style:name="P7" style:family="paragraph" style:parent-style-name="Standard">
      <style:text-properties style:font-name="AR PL UKai CN" fo:font-size="15pt" fo:font-weight="bold" style:font-name-asian="AR PL UKai CN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 fo:orphans="2" fo:widows="2"/>
      <style:text-properties style:font-name="AR PL UKai CN" style:font-name-asian="AR PL UKai CN"/>
    </style:style>
    <style:style style:name="P9" style:family="paragraph" style:parent-style-name="Standard">
      <style:paragraph-properties fo:margin-left="0.635cm" fo:margin-right="0cm" fo:text-align="start" style:justify-single-word="false" fo:orphans="2" fo:widows="2" fo:text-indent="-0.635cm" style:auto-text-indent="false"/>
      <style:text-properties style:font-name="AR PL UKai CN" fo:font-size="14pt" style:letter-kerning="true" style:font-name-asian="AR PL UKai CN" style:font-size-asian="14pt" style:font-name-complex="宋体" style:font-size-complex="14pt"/>
    </style:style>
    <style:style style:name="P10" style:family="paragraph" style:parent-style-name="Standard" style:list-style-name="L1">
      <style:paragraph-properties fo:text-align="start" style:justify-single-word="false" fo:orphans="2" fo:widows="2"/>
      <style:text-properties style:font-name="AR PL UKai CN" fo:font-size="14pt" style:font-name-asian="AR PL UKai CN" style:font-size-asian="14pt" style:font-size-complex="14pt"/>
    </style:style>
    <style:style style:name="P11" style:family="paragraph" style:parent-style-name="Standard" style:list-style-name="L2">
      <style:paragraph-properties fo:text-align="start" style:justify-single-word="false" fo:orphans="2" fo:widows="2"/>
      <style:text-properties style:font-name="AR PL UKai CN" fo:font-size="14pt" style:font-name-asian="AR PL UKai CN" style:font-size-asian="14pt" style:font-size-complex="14pt"/>
    </style:style>
    <style:style style:name="P12" style:family="paragraph" style:parent-style-name="Standard" style:list-style-name="L1">
      <style:paragraph-properties fo:text-align="start" style:justify-single-word="false" fo:orphans="2" fo:widows="2"/>
      <style:text-properties style:font-name="AR PL UKai CN" fo:font-size="14pt" style:letter-kerning="true" style:font-name-asian="AR PL UKai CN" style:font-size-asian="14pt" style:font-name-complex="宋体" style:font-size-complex="14pt"/>
    </style:style>
    <style:style style:name="P13" style:family="paragraph" style:parent-style-name="Standard" style:list-style-name="L1">
      <style:paragraph-properties fo:margin-left="-1.251cm" fo:margin-right="0cm" fo:text-align="start" style:justify-single-word="false" fo:orphans="2" fo:widows="2" fo:text-indent="0cm" style:auto-text-indent="false"/>
      <style:text-properties style:font-name="AR PL UKai CN" fo:font-size="14pt" style:font-name-asian="AR PL UKai CN" style:font-size-asian="14pt" style:font-size-complex="14pt"/>
    </style:style>
    <style:style style:name="T1" style:family="text">
      <style:text-properties style:letter-kerning="true" style:font-name-complex="宋体"/>
    </style:style>
    <style:style style:name="T2" style:family="text">
      <style:text-properties style:letter-kerning="true" style:language-asian="zh" style:country-asian="CN" style:font-name-complex="宋体"/>
    </style:style>
    <style:style style:name="T3" style:family="text">
      <style:text-properties style:font-name="AR PL UKai CN" style:font-name-asian="AR PL UKai CN"/>
    </style:style>
    <style:style style:name="T4" style:family="text">
      <style:text-properties fo:font-size="14pt" style:letter-kerning="true" style:font-size-asian="14pt" style:font-name-complex="宋体" style:font-size-complex="14pt"/>
    </style:style>
    <style:style style:name="T5" style:family="text">
      <style:text-properties fo:font-size="12pt" fo:font-weight="normal" style:letter-kerning="true" style:font-size-asian="12pt" style:font-weight-asian="normal" style:font-name-complex="宋体" style:font-size-complex="12pt" style:font-weight-complex="normal"/>
    </style:style>
    <text:list-style style:name="L1">
      <text:list-level-style-number text:level="1" text:style-name="Numbering_20_Symbols" style:num-suffix="." style:num-format="1" text:start-value="3">
        <style:list-level-properties text:min-label-width="0.635cm"/>
      </text:list-level-style-number>
      <text:list-level-style-number text:level="2" text:style-name="Numbering_20_Symbols" style:num-format="1" text:start-value="2" text:display-levels="2">
        <style:list-level-properties text:space-before="0.131cm" text:min-label-width="0.635cm"/>
      </text:list-level-style-number>
      <text:list-level-style-number text:level="3" style:num-suffix="." style:num-format="1" text:display-levels="3">
        <style:list-level-properties text:space-before="0.261cm" text:min-label-width="0.635cm"/>
      </text:list-level-style-number>
      <text:list-level-style-number text:level="4" style:num-suffix="." style:num-format="1" text:display-levels="4">
        <style:list-level-properties text:space-before="0.392cm" text:min-label-width="0.635cm"/>
      </text:list-level-style-number>
      <text:list-level-style-number text:level="5" style:num-suffix="." style:num-format="1" text:display-levels="5">
        <style:list-level-properties text:space-before="0.522cm" text:min-label-width="0.635cm"/>
      </text:list-level-style-number>
      <text:list-level-style-number text:level="6" style:num-suffix="." style:num-format="1" text:display-levels="6">
        <style:list-level-properties text:space-before="0.653cm" text:min-label-width="0.635cm"/>
      </text:list-level-style-number>
      <text:list-level-style-number text:level="7" style:num-suffix="." style:num-format="1" text:display-levels="7">
        <style:list-level-properties text:space-before="0.783cm" text:min-label-width="0.635cm"/>
      </text:list-level-style-number>
      <text:list-level-style-number text:level="8" style:num-suffix="." style:num-format="1" text:display-levels="8">
        <style:list-level-properties text:space-before="0.914cm" text:min-label-width="0.635cm"/>
      </text:list-level-style-number>
      <text:list-level-style-number text:level="9" style:num-suffix="." style:num-format="1" text:display-levels="9">
        <style:list-level-properties text:space-before="1.044cm" text:min-label-width="0.635cm"/>
      </text:list-level-style-number>
      <text:list-level-style-number text:level="10" style:num-suffix="." style:num-format="1" text:display-levels="10">
        <style:list-level-properties text:space-before="1.175cm" text:min-label-width="0.635cm"/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min-label-width="0.635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36cm" text:min-label-width="0.635cm"/>
      </text:list-level-style-number>
      <text:list-level-style-number text:level="3" text:style-name="Numbering_20_Symbols" style:num-format="1" text:display-levels="3">
        <style:list-level-properties text:space-before="0.871cm" text:min-label-width="0.635cm"/>
      </text:list-level-style-number>
      <text:list-level-style-number text:level="4" style:num-suffix="." style:num-format="1" text:display-levels="4">
        <style:list-level-properties text:space-before="1.307cm" text:min-label-width="0.635cm"/>
      </text:list-level-style-number>
      <text:list-level-style-number text:level="5" style:num-suffix="." style:num-format="1" text:display-levels="5">
        <style:list-level-properties text:space-before="1.743cm" text:min-label-width="0.635cm"/>
      </text:list-level-style-number>
      <text:list-level-style-number text:level="6" style:num-suffix="." style:num-format="1" text:display-levels="6">
        <style:list-level-properties text:space-before="2.178cm" text:min-label-width="0.635cm"/>
      </text:list-level-style-number>
      <text:list-level-style-number text:level="7" style:num-suffix="." style:num-format="1" text:display-levels="7">
        <style:list-level-properties text:space-before="2.614cm" text:min-label-width="0.635cm"/>
      </text:list-level-style-number>
      <text:list-level-style-number text:level="8" style:num-suffix="." style:num-format="1" text:display-levels="8">
        <style:list-level-properties text:space-before="3.05cm" text:min-label-width="0.635cm"/>
      </text:list-level-style-number>
      <text:list-level-style-number text:level="9" style:num-suffix="." style:num-format="1" text:display-levels="9">
        <style:list-level-properties text:space-before="3.485cm" text:min-label-width="0.635cm"/>
      </text:list-level-style-number>
      <text:list-level-style-number text:level="10" style:num-suffix="." style:num-format="1" text:display-levels="10">
        <style:list-level-properties text:space-before="3.921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 text:c="2"/><text:span text:style-name="T1">基于龙芯的远程实时</text:span><text:span text:style-name="T2">安全</text:span><text:span text:style-name="T1">控制系统</text:span>概要设计说明书 </text:p>
      <text:p text:style-name="P1"><text:s text:c="23"/></text:p>
      <text:p text:style-name="P5">Part I <text:s/>引言 </text:p>
      <text:p text:style-name="P7">1 编写目的 <text:s/></text:p>
      <text:p text:style-name="P1"><text:s text:c="2"/>1.1 目的: </text:p>
      <text:p text:style-name="P1"><text:s text:c="4"/>在完成了针对《<text:span text:style-name="T1">基于龙芯的远程实时</text:span><text:span text:style-name="T2">安全</text:span><text:span text:style-name="T1">控制系统</text:span>》软件市场的前期调查,同时与多位软件使用者进行了全面深入地探讨和分析的基础上,提出了这份概要设计说明书。此需求规格说明书对《<text:span text:style-name="T1">基于龙芯的远程实时</text:span><text:span text:style-name="T2">安全</text:span><text:span text:style-name="T1">控制系统</text:span>》软件做了全面细致的概要 设计分析,明确所要开发的软件应具有的功能、性能与界面,使系统分析人员及软件开发人员能清楚地了解本软件的开发细节,并在此基础上进一步完成后续设计与开发工作。 </text:p>
      <text:p text:style-name="P1"><text:s text:c="2"/>1.2 预期读者: </text:p>
      <text:p text:style-name="P1"><text:span text:style-name="T1"><text:s text:c="2"/>基于龙芯的远程实时</text:span><text:span text:style-name="T2">安全</text:span><text:span text:style-name="T1">控制系统</text:span>开发人员和用户</text:p>
      <text:p text:style-name="P1"/>
      <text:p text:style-name="P7">2 背景 <text:s/></text:p>
      <text:p text:style-name="P1"><text:s text:c="2"/>2.1 <text:s/>待开发软件系统的名称: </text:p>
      <text:p text:style-name="P1"><text:span text:style-name="T1"><text:tab/>基于龙芯的远程实时</text:span><text:span text:style-name="T2">安全</text:span><text:span text:style-name="T1">控制系统</text:span> </text:p>
      <text:p text:style-name="P1"><text:s text:c="2"/>2.2 本项目的任务提出者、开发者、用户: </text:p>
      <text:p text:style-name="P1"><text:s text:c="3"/>• 本项目的任务提出者:孙建蛟、张岩江、刘泉影 </text:p>
      <text:p text:style-name="P1"><text:s text:c="3"/>• 本项目的任务开发者:孙建蛟、张岩江、刘泉影 </text:p>
      <text:p text:style-name="P1"><text:s text:c="3"/>• 用户:步进电机的实验人员和系统的开发人员</text:p>
      <text:p text:style-name="P1"><text:s text:c="29"/></text:p>
      <text:p text:style-name="P1"/>
      <text:p text:style-name="P5">Part II <text:s/>总体设计 </text:p>
      <text:p text:style-name="P1">3.1 系统功能 <text:s text:c="4"/></text:p>
      <text:p text:style-name="P1"><text:s text:c="2"/>3.1.1 时间特性要求 <text:s text:c="2"/></text:p>
      <text:p text:style-name="P1"><text:tab/>一般操作的响应时间应在微秒内完成。 </text:p>
      <text:p text:style-name="P1"><text:s text:c="2"/>3.1.2 可靠性</text:p>
      <text:p text:style-name="P1"><text:s/><text:tab/>保证用户不会输入非法数据，整个系统数据的输入十分可靠，我们进行了很好的数据保障。</text:p>
      <text:p text:style-name="P1"><text:s text:c="2"/>3.1.3 灵活性 </text:p>
      <text:p text:style-name="P4"><text:tab/>WEB接口，全新感觉，操作简便，一目了然，视图简洁。并且采用菜单界面驱动方式，给操作用户带来了极大的便利，对用户友好。登录后，只要一个鼠标就可以完成全部操作。尽可能增加用户体验，是操作简单，直观。</text:p>
      <text:p text:style-name="P1"><text:s text:c="2"/>3.1.4 数据输入、输出</text:p>
      <text:p text:style-name="P1"><text:soft-page-break/><text:s text:c="4"/>• 用户输入不会存在非法数据</text:p>
      <text:p text:style-name="P1"><text:s text:c="4"/>• 动态显示步进电机的运行状态</text:p>
      <text:p text:style-name="P1"><text:s text:c="34"/></text:p>
      <text:p text:style-name="P1"><text:s text:c="2"/>3.1.5 数据管理能力要求 </text:p>
      <text:p text:style-name="P1"><text:tab/>用户的信息永久保存</text:p>
      <text:p text:style-name="P1"><text:tab/>步进电机控制数据,在数据库中保存1个月作为日志记录，1个月后不出现问题自动删除。</text:p>
      <text:p text:style-name="P1"><text:s text:c="2"/>3.1.6 故障处理要求 </text:p>
      <text:p text:style-name="P1"><text:tab/>定时备份数据，高安全要求采用双机热备。系统的硬件和操作系统出现问题,该系统很快恢复 </text:p>
      <text:list xml:id="list1971015216" text:style-name="L1">
        <text:list-header>
          <text:p text:style-name="P10"><text:s/></text:p>
          <text:p text:style-name="P13"><text:s text:c="3"/><text:span text:style-name="T3">3.2运行环境</text:span></text:p>
          <text:p text:style-name="P12">3.2.1 硬件环境</text:p>
        </text:list-header>
      </text:list>
      <text:p text:style-name="P9"><text:tab/><text:tab/>龙芯脉珑2E主机</text:p>
      <text:p text:style-name="P9"><text:tab/><text:tab/>SMC 800 步进电机驱动板和与之配套的步进电机</text:p>
      <text:p text:style-name="P9"><text:tab/><text:tab/>需要网络支持</text:p>
      <text:p text:style-name="P4"><text:s text:c="3"/>3.2.2 软件环境</text:p>
      <text:p text:style-name="P4"><text:tab/>A. 内核经过定制和打过RTPREEMPT实时实时补丁的 Debian GNU/linux操作系统</text:p>
      <text:p text:style-name="P4"><text:tab/>B．GNU工具链</text:p>
      <text:p text:style-name="P4"><text:tab/>C. mysql数据库</text:p>
      <text:p text:style-name="P8"><text:span text:style-name="T4"><text:tab/>D.</text:span><text:span text:style-name="T5">apache-tomcat-6.0.20免安装版</text:span></text:p>
      <text:list xml:id="list743029816" text:style-name="L2">
        <text:list-header>
          <text:p text:style-name="P11"/>
        </text:list-header>
      </text:list>
      <text:p text:style-name="P1">3.3 <text:s/>控制 <text:s/></text:p>
      <text:p text:style-name="P1"/>
      <text:p text:style-name="P1"><text:s/><text:span text:style-name="T3"><text:s/>3.3.1 鼠标事件: </text:span></text:p>
      <text:p text:style-name="P1"><text:s text:c="3"/><text:tab/><text:span text:style-name="T1">控制步进电机的模式</text:span></text:p>
      <text:p text:style-name="P3"><text:s text:c="3"/><text:tab/>控制步进电机的启动和停止</text:p>
      <text:p text:style-name="P3"><text:s text:c="3"/><text:tab/>控制步进电机的转速</text:p>
      <text:p text:style-name="P3"><text:s text:c="5"/>删除用户</text:p>
      <text:p text:style-name="P3"><text:s text:c="3"/>3.3.2 键盘事件</text:p>
      <text:p text:style-name="P1"><text:span text:style-name="T1"><text:tab/></text:span><text:span text:style-name="T1">用户登录</text:span></text:p>
      <text:p text:style-name="P3"><text:tab/>添加用户</text:p>
      <text:p text:style-name="P1"><text:s/></text:p>
      <text:p text:style-name="P5">Part III </text:p>
      <text:p text:style-name="P1">层次设计 </text:p>
      <text:p text:style-name="P7"><text:soft-page-break/>4 接口设计 </text:p>
      <text:p text:style-name="P1"><text:s text:c="3"/>4.1 用户接口 </text:p>
      <text:p text:style-name="P1"><text:tab/>web 接口 </text:p>
      <text:p text:style-name="P1"><text:s text:c="3"/>4.2 外部接口 </text:p>
      <text:p text:style-name="P1"><text:tab/>web接口</text:p>
      <text:p text:style-name="P1"><text:s text:c="19"/></text:p>
      <text:p text:style-name="P1"><text:s text:c="2"/>4.3 <text:s/>内部接口 <text:s/></text:p>
      <text:p text:style-name="P1"><text:tab/>fifo </text:p>
      <text:p text:style-name="P1"/>
      <text:p text:style-name="P1">5 运行设计 </text:p>
      <text:p text:style-name="P1"><text:s text:c="2"/>5.1 <text:s/>运行模块组合 <text:s/><text:tab/></text:p>
      <text:p text:style-name="P1"><text:tab/>5.1.1 步进电机直接实时控制模块(c和linux系统编程实现)：</text:p>
      <text:p text:style-name="P1"><text:tab/><text:tab/>motor目录:</text:p>
      <text:p text:style-name="P1"><text:tab/><text:tab/><text:tab/>motorx 控制Ｘ步进电机</text:p>
      <text:p text:style-name="P1"><text:tab/><text:tab/><text:tab/>motorx 控制Ｙ步进电机</text:p>
      <text:p text:style-name="P1"><text:tab/><text:tab/><text:tab/>motorz 控制Ｚ步进电机</text:p>
      <text:p text:style-name="P1"><text:s text:c="5"/>5.1.2 步进电机web控制模块(JSP,javascript,HTML,CSS实现)：</text:p>
      <text:p text:style-name="P1"><text:tab/><text:tab/>com.airfly.util包：</text:p>
      <text:p text:style-name="P1"><text:tab/><text:tab/><text:tab/>数据库管理。</text:p>
      <text:p text:style-name="P1"><text:tab/><text:tab/>com.airfly.stepmotor包:</text:p>
      <text:p text:style-name="P1"><text:tab/><text:tab/><text:tab/>将浏览器对步进电机控制请求发送到fifo，以供motor目录下的可执行文件读取。<text:tab/><text:tab/></text:p>
      <text:p text:style-name="P1"><text:tab/><text:tab/><text:bookmark-start text:name="DDE_LINK1"/>com.airfly.model包：</text:p>
      <text:p text:style-name="P1"><text:bookmark-end text:name="DDE_LINK1"/><text:tab/><text:tab/><text:tab/>用于用户的管理。</text:p>
      <text:p text:style-name="P1"><text:tab/><text:tab/>com.airfly.login包：</text:p>
      <text:p text:style-name="P1"><text:tab/><text:tab/><text:tab/>用户登录和登出的记录和审核。</text:p>
      <text:p text:style-name="P1"><text:tab/><text:tab/>com.airfly.listener包：</text:p>
      <text:p text:style-name="P1"><text:tab/><text:tab/><text:tab/>用于监听。</text:p>
      <text:p text:style-name="P1"><text:tab/><text:tab/>com.airfly.demo包：</text:p>
      <text:p text:style-name="P1"><text:tab/><text:tab/><text:tab/>绘制转速显示的图片。</text:p>
      <text:p text:style-name="P1"><text:tab/><text:tab/>com.airfly.actions包：</text:p>
      <text:p text:style-name="P1"><text:tab/><text:tab/><text:tab/>用户的添加、删除以及密码的修改。</text:p>
      <text:p text:style-name="P1">　　　5.1.3 web 界面：</text:p>
      <text:p text:style-name="P1"><text:tab/><text:tab/>image目录:</text:p>
      <text:p text:style-name="P1"><text:tab/><text:tab/><text:tab/>图片存放</text:p>
      <text:p text:style-name="P1"><text:tab/><text:tab/>jsp目录：</text:p>
      <text:p text:style-name="P1"><text:soft-page-break/><text:tab/><text:tab/><text:tab/>stepmotor目录：步进电机的控制页面</text:p>
      <text:p text:style-name="P1"><text:tab/><text:tab/><text:tab/>admin目录：　　管理页面</text:p>
      <text:p text:style-name="P1"><text:tab/><text:tab/><text:tab/>share目录：　　用户登录和信息修改页面</text:p>
      <text:p text:style-name="P1"><text:tab/><text:tab/><text:tab/>user　目录：　　用户控制步进电机的页面</text:p>
      <text:p text:style-name="P1"><text:s text:c="2"/>5.2 <text:s/>运行控制 <text:s/></text:p>
      <text:p text:style-name="P2"><text:span text:style-name="T3"><text:s/><text:tab/>采用</text:span>鼠标进行步进电机的模式，转速，启动，停止各种工作状态的切换。</text:p>
      <text:p text:style-name="P1"><text:s text:c="2"/></text:p>
      <text:p text:style-name="P5">Part IV </text:p>
      <text:p text:style-name="P1">出错处理 </text:p>
      <text:p text:style-name="P7">6 <text:s/>系统出错处理设计 </text:p>
      <text:p text:style-name="P1"><text:s/>6.1 <text:s/>出错信息 </text:p>
      <text:p text:style-name="P1"><text:tab/>无法访问系统的主页面—无法打开该网页。</text:p>
      <text:p text:style-name="P1"><text:tab/>密码错误</text:p>
      <text:p text:style-name="P1"><text:tab/>用户名不存在 </text:p>
      <text:p text:style-name="P1"><text:s/>6.2 <text:s/>补救措施 </text:p>
      <text:p text:style-name="P1"><text:s text:c="3"/>• 后备技术:采用两个服务器,当一个不能正常工作,采用备用的服务器 </text:p>
      <text:p text:style-name="P1"><text:s text:c="3"/>• 降效技术:暂时关闭服务 </text:p>
      <text:p text:style-name="P1"><text:s text:c="3"/>• 恢复及再启动技术:解决问题从新开启服务,采用加固防火墙等安全措 </text:p>
      <text:p text:style-name="P1"><text:s text:c="5"/>施。 </text:p>
      <text:p text:style-name="P1"><text:s text:c="2"/>6.3 <text:s/>系统维护设计 </text:p>
      <text:p text:style-name="P1"><text:tab/>防止被攻击,系统更新，加固防火墙。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AR PL UKai CN" svg:font-family="'AR PL UKai CN'" style:font-pitch="variable"/>
    <style:font-face style:name="AR PL UMing CN" svg:font-family="'AR PL UMing CN'" style:font-pitch="variable"/>
    <style:font-face style:name="宋体" svg:font-family="宋体, SimSun" style:font-pitch="variable"/>
    <style:font-face style:name="文鼎ＰＬ简中楷" svg:font-family="文鼎ＰＬ简中楷" style:font-pitch="variable"/>
    <style:font-face style:name="AR PL UMing HK" svg:font-family="'AR PL UMing HK'" style:font-family-generic="roman" style:font-pitch="variable"/>
    <style:font-face style:name="AR PL UMing HK1" svg:font-family="'AR PL UMing HK'" style:font-family-generic="swiss" style:font-pitch="variable"/>
    <style:font-face style:name="AR PL UMing HK2" svg:font-family="'AR PL UMing HK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 PL UMing HK" fo:font-size="12pt" fo:language="en" fo:country="US" style:letter-kerning="true" style:font-name-asian="AR PL UMing HK2" style:font-size-asian="10.5pt" style:language-asian="zh" style:country-asian="CN" style:font-name-complex="AR PL UMing HK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 PL UMing HK1" fo:font-size="14pt" style:font-name-asian="AR PL UMing HK2" style:font-size-asian="14pt" style:font-name-complex="AR PL UMing HK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WW8Num1z0" style:family="text">
      <style:text-properties style:font-name="Wingdings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">
        <style:list-level-properties text:min-label-width="0.741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1$Build-9399</meta:generator>
    <meta:creation-date>2009-08-30T11:43:48</meta:creation-date>
    <dc:date>2009-08-31T20:25:39</dc:date>
    <meta:editing-cycles>41</meta:editing-cycles>
    <meta:editing-duration>PT02H56M56S</meta:editing-duration>
    <meta:document-statistic meta:table-count="0" meta:image-count="0" meta:object-count="0" meta:page-count="4" meta:paragraph-count="111" meta:word-count="725" meta:character-count="2121"/>
    <meta:user-defined meta:name="Info 1"/>
    <meta:user-defined meta:name="Info 2"/>
    <meta:user-defined meta:name="Info 3"/>
    <meta:user-defined meta:name="Info 4"/>
  </office:meta>
</office:document-meta>
</file>